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itreFonction">
      <style:paragraph-properties fo:break-before="page"/>
    </style:style>
    <style:style style:name="P4" style:family="paragraph" style:parent-style-name="TitreFonction">
      <style:paragraph-properties fo:break-before="page"/>
    </style:style>
    <style:style style:name="P5" style:family="paragraph" style:parent-style-name="Contents_20_2">
      <style:paragraph-properties>
        <style:tab-stops>
          <style:tab-stop style:position="27.201c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reFonction" text:outline-level="2"><text:bookmark-start text:name="__RefHeading__39_1107874952"/>Fonction<text:bookmark-end text:name="__RefHeading__39_1107874952"/></text:h>
      <text:p text:style-name="P1"/>
      <text:p text:style-name="Text_20_body"><text:span text:style-name="T2">Cadre d'utilisation</text:span><text:span text:style-name="T1"> :</text:span></text:p>
      <text:p text:style-name="Text_20_body"><text:span text:style-name="T2">Entrées</text:span><text:span text:style-name="T1"> :</text:span></text:p>
      <text:p text:style-name="Text_20_body"><text:span text:style-name="T2">Sortie</text:span><text:span text:style-name="T1"> :</text:span></text:p>
      <text:p text:style-name="Text_20_body"><text:span text:style-name="T2">Exemple d'utilisation</text:span><text:span text:style-name="T1"> :</text:span></text:p>
      <text:p text:style-name="Standard"/>
      <text:p text:style-name="P3">trouducul</text:p>
      <text:h text:style-name="P3" text:outline-level="2"><text:bookmark-start text:name="__RefHeading__41_1107874952"/>Pédale<text:bookmark-end text:name="__RefHeading__41_1107874952"/></text:h>
      <text:p text:style-name="P2"/>
      <text:p text:style-name="P2"/>
      <text:h text:style-name="P3" text:outline-level="2"><text:bookmark-start text:name="__RefHeading__43_1107874952"/>Tapette<text:bookmark-end text:name="__RefHeading__43_1107874952"/></text:h>
      <text:p text:style-name="P2"><text:line-break/></text:p>
      <text:p text:style-name="P2"><text:line-break/></text:p>
      <text:h text:style-name="P3" text:outline-level="2"><text:bookmark-start text:name="__RefHeading__45_1107874952"/>Connard<text:bookmark-end text:name="__RefHeading__45_1107874952"/></text:h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39_1107874952" text:style-name="Index_20_Link" text:visited-style-name="Index_20_Link">Fonction<text:tab/>1</text:a></text:p>
          <text:p text:style-name="P5"><text:a xlink:type="simple" xlink:href="#__RefHeading__41_1107874952" text:style-name="Index_20_Link" text:visited-style-name="Index_20_Link">Pédale<text:tab/>3</text:a></text:p>
          <text:p text:style-name="P5"><text:a xlink:type="simple" xlink:href="#__RefHeading__43_1107874952" text:style-name="Index_20_Link" text:visited-style-name="Index_20_Link">Tapette<text:tab/>4</text:a></text:p>
          <text:p text:style-name="P5"><text:a xlink:type="simple" xlink:href="#__RefHeading__45_1107874952" text:style-name="Index_20_Link" text:visited-style-name="Index_20_Link">Connard<text:tab/>5</text:a></text:p>
        </text:index-body>
      </text:table-of-conten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Times New Roman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reFonction" style:family="paragraph" style:parent-style-name="Heading_20_2" style:default-outline-level="" style:list-style-name="">
      <style:paragraph-properties fo:text-align="center" style:justify-single-word="false" fo:background-color="#0099ff" fo:padding="0.049cm" fo:border="0.79pt solid #000000" style:shadow="none">
        <style:background-image/>
      </style:paragraph-properties>
      <style:text-properties fo:font-style="normal" style:font-style-asian="normal" style:font-style-complex="normal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27.2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itri De Zordi</meta:initial-creator>
    <meta:creation-date>2013-12-26T19:26:37</meta:creation-date>
    <dc:date>2014-05-20T20:53:50</dc:date>
    <meta:editing-duration>PT1H19M30S</meta:editing-duration>
    <meta:editing-cycles>4</meta:editing-cycles>
    <meta:generator>LibreOffice/3.5$Linux_X86_64 LibreOffice_project/350m1$Build-413</meta:generator>
    <meta:document-statistic meta:table-count="0" meta:image-count="0" meta:object-count="0" meta:page-count="5" meta:paragraph-count="16" meta:word-count="26" meta:character-count="153" meta:non-whitespace-character-count="139"/>
  </office:meta>
</office:document-meta>
</file>